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66in"/>
    </style:style>
    <style:style style:name="co2" style:family="table-column">
      <style:table-column-properties fo:break-before="auto" style:column-width="2.8402in"/>
    </style:style>
    <style:style style:name="co3" style:family="table-column">
      <style:table-column-properties fo:break-before="auto" style:column-width="2.6689in"/>
    </style:style>
    <style:style style:name="co4" style:family="table-column">
      <style:table-column-properties fo:break-before="auto" style:column-width="2.086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3575in"/>
    </style:style>
    <style:style style:name="co7" style:family="table-column">
      <style:table-column-properties fo:break-before="auto" style:column-width="1.2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HabRit</text:p>
          </table:table-cell>
          <table:table-cell table:style-name="ce1" office:value-type="string">
            <text:p>Season 3</text:p>
          </table:table-cell>
          <table:table-cell office:value-type="string">
            <text:p>BOTW mostl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pisode #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47698664</text:p>
          </table:table-cell>
          <table:table-cell office:value-type="string">
            <text:p>https://www.twitch.tv/videos/24769868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47700330</text:p>
          </table:table-cell>
          <table:table-cell office:value-type="string">
            <text:p>https://www.twitch.tv/videos/24770036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47777855</text:p>
          </table:table-cell>
          <table:table-cell office:value-type="string">
            <text:p>https://www.twitch.tv/videos/247777885</text:p>
          </table:table-cell>
          <table:table-cell/>
          <table:table-cell office:value-type="string">
            <text:p>5-2 is Pokken Tournament DX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s://www.twitch.tv/videos/247805312</text:p>
          </table:table-cell>
          <table:table-cell office:value-type="string">
            <text:p>https://www.twitch.tv/videos/247805364</text:p>
          </table:table-cell>
          <table:table-cell office:value-type="string">
            <text:p>https://www.twitch.tv/videos/24780544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s://www.twitch.tv/videos/247880668</text:p>
          </table:table-cell>
          <table:table-cell office:value-type="string">
            <text:p>https://www.twitch.tv/videos/24788068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s://www.twitch.tv/videos/247889801</text:p>
          </table:table-cell>
          <table:table-cell office:value-type="string">
            <text:p>https://www.twitch.tv/videos/24788984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s://www.twitch.tv/videos/247939206</text:p>
          </table:table-cell>
          <table:table-cell office:value-type="string">
            <text:p>https://www.twitch.tv/videos/248290448</text:p>
          </table:table-cell>
          <table:table-cell/>
          <table:table-cell office:value-type="string">
            <text:p>Game: REH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RAW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1018969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1018976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1018984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1018991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1018999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s://www.twitch.tv/videos/21616115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s://www.twitch.tv/videos/21399448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s://www.twitch.tv/videos/21614107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s://www.twitch.tv/videos/22248001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ttps://www.twitch.tv/videos/22249167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ttps://www.twitch.tv/videos/22285369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ttps://www.twitch.tv/videos/22521469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ttps://www.twitch.tv/videos/229748718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ttps://www.twitch.tv/videos/229748762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ttps://www.twitch.tv/videos/243368789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ttps://www.twitch.tv/videos/24336880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ttps://www.twitch.tv/videos/24339445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ttps://www.twitch.tv/videos/24362730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ttps://www.twitch.tv/videos/24752221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Smackdown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104311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1116755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1116769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1116778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11167866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s://www.twitch.tv/videos/21435999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s://www.twitch.tv/videos/21391428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s://www.twitch.tv/videos/21614295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s://www.twitch.tv/videos/22286820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ttps://www.twitch.tv/videos/222885558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ttps://www.twitch.tv/videos/22290665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ttps://www.twitch.tv/videos/22545685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ttps://www.twitch.tv/videos/22974858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ttps://www.twitch.tv/videos/22974862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ttps://www.twitch.tv/videos/24337165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ttps://www.twitch.tv/videos/243371681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ttps://www.twitch.tv/videos/24338391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ttps://www.twitch.tv/videos/243383932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ttps://www.twitch.tv/videos/247522137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Insomniac Hour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25492969</text:p>
          </table:table-cell>
          <table:table-cell office:value-type="string">
            <text:p>Wii-punch-out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25571545</text:p>
          </table:table-cell>
          <table:table-cell office:value-type="string">
            <text:p>Doom 3</text:p>
          </table:table-cell>
          <table:table-cell table:number-columns-repeated="2"/>
        </table:table-row>
        <table:table-row table:style-name="ro1">
          <table:table-cell table:style-name="ce2" office:value-type="float" office:value="3.1">
            <text:p>3.1</text:p>
          </table:table-cell>
          <table:table-cell office:value-type="string">
            <text:p>https://www.twitch.tv/videos/226539734</text:p>
          </table:table-cell>
          <table:table-cell table:number-columns-repeated="3"/>
        </table:table-row>
        <table:table-row table:style-name="ro1">
          <table:table-cell table:style-name="ce2" office:value-type="float" office:value="3.2">
            <text:p>3.2</text:p>
          </table:table-cell>
          <table:table-cell office:value-type="string">
            <text:p>https://www.twitch.tv/videos/226558725</text:p>
          </table:table-cell>
          <table:table-cell table:number-columns-repeated="3"/>
        </table:table-row>
        <table:table-row table:style-name="ro1">
          <table:table-cell office:value-type="float" office:value="4.1">
            <text:p>4.1</text:p>
          </table:table-cell>
          <table:table-cell office:value-type="string">
            <text:p>https://www.twitch.tv/videos/226693959</text:p>
          </table:table-cell>
          <table:table-cell table:number-columns-repeated="3"/>
        </table:table-row>
        <table:table-row table:style-name="ro1">
          <table:table-cell office:value-type="float" office:value="4.2">
            <text:p>4.2</text:p>
          </table:table-cell>
          <table:table-cell office:value-type="string">
            <text:p>https://www.twitch.tv/videos/226731155</text:p>
          </table:table-cell>
          <table:table-cell table:number-columns-repeated="3"/>
        </table:table-row>
        <table:table-row table:style-name="ro1">
          <table:table-cell office:value-type="float" office:value="4.3">
            <text:p>4.3</text:p>
          </table:table-cell>
          <table:table-cell office:value-type="string">
            <text:p>https://www.twitch.tv/videos/226764778</text:p>
          </table:table-cell>
          <table:table-cell table:number-columns-repeated="3"/>
        </table:table-row>
        <table:table-row table:style-name="ro1">
          <table:table-cell office:value-type="float" office:value="5.1">
            <text:p>5.1</text:p>
          </table:table-cell>
          <table:table-cell office:value-type="string">
            <text:p>https://www.twitch.tv/videos/227927699</text:p>
          </table:table-cell>
          <table:table-cell table:number-columns-repeated="3"/>
        </table:table-row>
        <table:table-row table:style-name="ro1">
          <table:table-cell office:value-type="float" office:value="5.2">
            <text:p>5.2</text:p>
          </table:table-cell>
          <table:table-cell office:value-type="string">
            <text:p>https://www.twitch.tv/videos/230883718</text:p>
          </table:table-cell>
          <table:table-cell table:number-columns-repeated="3"/>
        </table:table-row>
        <table:table-row table:style-name="ro1">
          <table:table-cell office:value-type="float" office:value="6.1">
            <text:p>6.1</text:p>
          </table:table-cell>
          <table:table-cell office:value-type="string">
            <text:p>https://www.twitch.tv/videos/227578555</text:p>
          </table:table-cell>
          <table:table-cell table:number-columns-repeated="3"/>
        </table:table-row>
        <table:table-row table:style-name="ro1">
          <table:table-cell office:value-type="float" office:value="6.2">
            <text:p>6.2</text:p>
          </table:table-cell>
          <table:table-cell office:value-type="string">
            <text:p>https://www.twitch.tv/videos/227599840</text:p>
          </table:table-cell>
          <table:table-cell table:number-columns-repeated="3"/>
        </table:table-row>
        <table:table-row table:style-name="ro1">
          <table:table-cell office:value-type="float" office:value="7.1">
            <text:p>7.1</text:p>
          </table:table-cell>
          <table:table-cell office:value-type="string">
            <text:p>https://www.twitch.tv/videos/232237659</text:p>
          </table:table-cell>
          <table:table-cell table:number-columns-repeated="3"/>
        </table:table-row>
        <table:table-row table:style-name="ro1">
          <table:table-cell office:value-type="float" office:value="7.2">
            <text:p>7.2</text:p>
          </table:table-cell>
          <table:table-cell office:value-type="string">
            <text:p>https://www.twitch.tv/videos/231500809</text:p>
          </table:table-cell>
          <table:table-cell table:number-columns-repeated="3"/>
        </table:table-row>
        <table:table-row table:style-name="ro1">
          <table:table-cell office:value-type="float" office:value="8.1">
            <text:p>8.1</text:p>
          </table:table-cell>
          <table:table-cell office:value-type="string">
            <text:p>https://www.twitch.tv/videos/237518344</text:p>
          </table:table-cell>
          <table:table-cell table:number-columns-repeated="3"/>
        </table:table-row>
        <table:table-row table:style-name="ro1">
          <table:table-cell office:value-type="float" office:value="8.2">
            <text:p>8.2</text:p>
          </table:table-cell>
          <table:table-cell office:value-type="string">
            <text:p>https://www.twitch.tv/videos/237518396</text:p>
          </table:table-cell>
          <table:table-cell table:number-columns-repeated="3"/>
        </table:table-row>
        <table:table-row table:style-name="ro1">
          <table:table-cell office:value-type="float" office:value="9.1">
            <text:p>9.1</text:p>
          </table:table-cell>
          <table:table-cell office:value-type="string">
            <text:p>https://www.twitch.tv/videos/237802287</text:p>
          </table:table-cell>
          <table:table-cell table:number-columns-repeated="3"/>
        </table:table-row>
        <table:table-row table:style-name="ro1">
          <table:table-cell office:value-type="float" office:value="9.2">
            <text:p>9.2</text:p>
          </table:table-cell>
          <table:table-cell office:value-type="string">
            <text:p>https://www.twitch.tv/videos/237850385</text:p>
          </table:table-cell>
          <table:table-cell table:number-columns-repeated="3"/>
        </table:table-row>
        <table:table-row table:style-name="ro1">
          <table:table-cell office:value-type="float" office:value="9.3">
            <text:p>9.3</text:p>
          </table:table-cell>
          <table:table-cell office:value-type="string">
            <text:p>https://www.twitch.tv/videos/242937258</text:p>
          </table:table-cell>
          <table:table-cell table:number-columns-repeated="3"/>
        </table:table-row>
      </table:table>
      <table:table table:name="full games" table:style-name="ta1" table:print="false">
        <table:table-column table:style-name="co6" table:default-cell-style-name="Default"/>
        <table:table-column table:style-name="co5" table:number-columns-repeated="5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GAMES</text:p>
          </table:table-cell>
          <table:table-cell table:number-columns-repeated="4"/>
          <table:table-cell table:style-name="ce1" office:value-type="string">
            <text:p>Arklaham</text:p>
          </table:table-cell>
          <table:table-cell/>
        </table:table-row>
        <table:table-row table:style-name="ro2">
          <table:table-cell office:value-type="string">
            <text:p>Sonic 1</text:p>
          </table:table-cell>
          <table:table-cell office:value-type="string">
            <text:p>https://www.twitch.tv/videos/21442048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https://www.twitch.tv/videos/233835687</text:p>
          </table:table-cell>
        </table:table-row>
        <table:table-row table:style-name="ro2">
          <table:table-cell office:value-type="string">
            <text:p>Sonic 2</text:p>
          </table:table-cell>
          <table:table-cell office:value-type="string">
            <text:p>https://www.twitch.tv/videos/214355935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https://www.twitch.tv/videos/233955576</text:p>
          </table:table-cell>
        </table:table-row>
        <table:table-row table:style-name="ro1">
          <table:table-cell office:value-type="string">
            <text:p>Sonic 3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https://www.twitch.tv/videos/233835811</text:p>
          </table:table-cell>
        </table:table-row>
        <table:table-row table:style-name="ro2">
          <table:table-cell office:value-type="string">
            <text:p>sonic 3&amp;k</text:p>
          </table:table-cell>
          <table:table-cell office:value-type="string">
            <text:p>https://www.twitch.tv/videos/21444639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https://www.twitch.tv/videos/233835834</text:p>
          </table:table-cell>
        </table:table-row>
        <table:table-row table:style-name="ro2">
          <table:table-cell office:value-type="string">
            <text:p>TMNT in Time</text:p>
          </table:table-cell>
          <table:table-cell office:value-type="string">
            <text:p>https://www.twitch.tv/videos/21444620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https://www.twitch.tv/videos/234198212</text:p>
          </table:table-cell>
        </table:table-row>
        <table:table-row table:style-name="ro2">
          <table:table-cell office:value-type="string">
            <text:p>Guardian Legend</text:p>
          </table:table-cell>
          <table:table-cell office:value-type="string">
            <text:p>https://www.twitch.tv/videos/214502971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https://www.twitch.tv/videos/234255575</text:p>
          </table:table-cell>
        </table:table-row>
        <table:table-row table:style-name="ro2">
          <table:table-cell office:value-type="string">
            <text:p>Sonic Spinball</text:p>
          </table:table-cell>
          <table:table-cell office:value-type="string">
            <text:p>https://www.twitch.tv/videos/214603234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https://www.twitch.tv/videos/234264031</text:p>
          </table:table-cell>
        </table:table-row>
        <table:table-row table:style-name="ro2">
          <table:table-cell office:value-type="string">
            <text:p>Clock Tower</text:p>
          </table:table-cell>
          <table:table-cell office:value-type="string">
            <text:p>https://www.twitch.tv/videos/214714053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https://www.twitch.tv/videos/234278197</text:p>
          </table:table-cell>
        </table:table-row>
        <table:table-row table:style-name="ro2">
          <table:table-cell office:value-type="string">
            <text:p>re2 ex battle</text:p>
          </table:table-cell>
          <table:table-cell office:value-type="string">
            <text:p>https://www.twitch.tv/videos/214804009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string">
            <text:p>https://www.twitch.tv/videos/234278275</text:p>
          </table:table-cell>
        </table:table-row>
        <table:table-row table:style-name="ro1">
          <table:table-cell office:value-type="string">
            <text:p>re2 claire A normal</text:p>
          </table:table-cell>
          <table:table-cell office:value-type="string">
            <text:p>https://www.twitch.tv/videos/214804594</text:p>
          </table:table-cell>
          <table:table-cell table:number-columns-repeated="5"/>
        </table:table-row>
        <table:table-row table:style-name="ro1">
          <table:table-cell office:value-type="string">
            <text:p>re2 Leon B Normal</text:p>
          </table:table-cell>
          <table:table-cell office:value-type="string">
            <text:p>https://www.twitch.tv/videos/214814244</text:p>
          </table:table-cell>
          <table:table-cell table:number-columns-repeated="5"/>
        </table:table-row>
        <table:table-row table:style-name="ro2">
          <table:table-cell office:value-type="string">
            <text:p>Injustice 2</text:p>
          </table:table-cell>
          <table:table-cell office:value-type="string">
            <text:p>https://www.twitch.tv/videos/239398001</text:p>
          </table:table-cell>
          <table:table-cell table:number-columns-repeated="3"/>
          <table:table-cell table:style-name="ce1" office:value-type="string">
            <text:p>Mother 3</text:p>
          </table:table-cell>
          <table:table-cell/>
        </table:table-row>
        <table:table-row table:style-name="ro2">
          <table:table-cell office:value-type="string">
            <text:p>am2r</text:p>
          </table:table-cell>
          <table:table-cell office:value-type="string">
            <text:p>https://www.twitch.tv/videos/21340524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https://www.twitch.tv/videos/229576786</text:p>
          </table:table-cell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string">
            <text:p>https://www.twitch.tv/videos/229601179</text:p>
          </table:table-cell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office:value-type="string">
            <text:p>https://www.twitch.tv/videos/229619891</text:p>
          </table:table-cell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office:value-type="string">
            <text:p>https://www.twitch.tv/videos/229649996</text:p>
          </table:table-cell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string">
            <text:p>https://www.twitch.tv/videos/229686243</text:p>
          </table:table-cell>
        </table:table-row>
        <table:table-row table:style-name="ro1">
          <table:table-cell table:number-columns-repeated="5"/>
          <table:table-cell office:value-type="float" office:value="6">
            <text:p>6</text:p>
          </table:table-cell>
          <table:table-cell office:value-type="string">
            <text:p>https://www.twitch.tv/videos/229213644</text:p>
          </table:table-cell>
        </table:table-row>
        <table:table-row table:style-name="ro1">
          <table:table-cell table:number-columns-repeated="5"/>
          <table:table-cell office:value-type="float" office:value="7">
            <text:p>7</text:p>
          </table:table-cell>
          <table:table-cell office:value-type="string">
            <text:p>https://www.twitch.tv/videos/229221238</text:p>
          </table:table-cell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string">
            <text:p>https://www.twitch.tv/videos/229225909</text:p>
          </table:table-cell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string">
            <text:p>https://www.twitch.tv/videos/229233175</text:p>
          </table:table-cell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string">
            <text:p>https://www.twitch.tv/videos/229237482</text:p>
          </table:table-cell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string">
            <text:p>https://www.twitch.tv/videos/229241378</text:p>
          </table:table-cell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office:value-type="string">
            <text:p>https://www.twitch.tv/videos/229295573</text:p>
          </table:table-cell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string">
            <text:p>https://www.twitch.tv/videos/229310371</text:p>
          </table:table-cell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string">
            <text:p>https://www.twitch.tv/videos/229339538</text:p>
          </table:table-cell>
        </table:table-row>
        <table:table-row table:style-name="ro1">
          <table:table-cell table:number-columns-repeated="5"/>
          <table:table-cell office:value-type="float" office:value="15">
            <text:p>15</text:p>
          </table:table-cell>
          <table:table-cell office:value-type="string">
            <text:p>https://www.twitch.tv/videos/229356217</text:p>
          </table:table-cell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string">
            <text:p>https://www.twitch.tv/videos/229362372</text:p>
          </table:table-cell>
        </table:table-row>
      </table:table>
      <table:table table:name="Sheet3" table:style-name="ta1" table:print="false"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5/25/2018</text:date>, <text:time>13:3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4:35:02.49</meta:creation-date>
    <meta:generator>OpenOffice/4.1.5$Win32 OpenOffice.org_project/415m1$Build-9789</meta:generator>
    <dc:date>2018-05-25T13:34:35.51</dc:date>
    <meta:editing-duration>PT51M34S</meta:editing-duration>
    <meta:editing-cycles>9</meta:editing-cycles>
    <meta:document-statistic meta:table-count="3" meta:cell-count="231" meta:object-count="0"/>
  </office:meta>
</office:document-meta>
</file>